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4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3" office:value-type="string" calcext:value-type="string">
            <text:p>Homework2</text:p>
          </table:table-cell>
          <table:table-cell table:style-name="ce4" office:value-type="string" calcext:value-type="string">
            <text:p>Homework3</text:p>
          </table:table-cell>
          <table:table-cell table:style-name="ce4" office:value-type="string" calcext:value-type="string">
            <text:p>ReadingQuiz6</text:p>
          </table:table-cell>
          <table:table-cell table:style-name="ce4" office:value-type="string" calcext:value-type="string">
            <text:p>ReadingQuiz7</text:p>
          </table:table-cell>
          <table:table-cell table:style-name="ce4" office:value-type="string" calcext:value-type="string">
            <text:p>Midterm1</text:p>
          </table:table-cell>
          <table:table-cell office:value-type="string" calcext:value-type="string">
            <text:p>Homework4</text:p>
          </table:table-cell>
          <table:table-cell/>
          <table:table-cell table:style-name="ce5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6.5/24" office:value-type="float" office:value="0.6875" calcext:value-type="float">
            <text:p>0.6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=11/24" office:value-type="float" office:value="0.458333333333333" calcext:value-type="float">
            <text:p>0.4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1/24" office:value-type="float" office:value="0.458333333333333" calcext:value-type="float">
            <text:p>0.458333333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7.5/24" office:value-type="float" office:value="0.729166666666667" calcext:value-type="float">
            <text:p>0.7291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3/24" office:value-type="float" office:value="0.541666666666667" calcext:value-type="float">
            <text:p>0.5416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3.5/24" office:value-type="float" office:value="0.5625" calcext:value-type="float">
            <text:p>0.562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16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 style:data-style-name="N2" text:time-value="13:59:54.725745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10-11T14:02:18.904985805</dc:date>
    <meta:editing-duration>P1DT7H14M15S</meta:editing-duration>
    <meta:editing-cycles>118</meta:editing-cycles>
    <meta:generator>LibreOffice/5.1.6.2$Linux_X86_64 LibreOffice_project/10m0$Build-2</meta:generator>
    <meta:document-statistic meta:table-count="1" meta:cell-count="337" meta:object-count="0"/>
  </office:meta>
</office:document-meta>
</file>